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7.8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4pt" svg:height="255.23pt" svg:x="45.21pt" svg:y="172.43pt">
            <loext:p draw:notify-on-update-of-ranges="Sheet1.B1:Sheet1.B7 Sheet1.C1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6pt" svg:x="610.98pt" svg:y="313.97pt">
            <loext:p draw:notify-on-update-of-ranges="Sheet1.H9:Sheet1.H15 Sheet1.I9:Sheet1.I15 Sheet1.H9:Sheet1.H15 Sheet1.J9:Sheet1.J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floatingimage.json</text:p>
          </table:table-cell>
          <table:table-cell office:value-type="float" office:value="1.4" calcext:value-type="float">
            <text:p>1.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0.000381" calcext:value-type="float">
            <text:p>0.000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.json</text:p>
          </table:table-cell>
          <table:table-cell office:value-type="float" office:value="0.773" calcext:value-type="float">
            <text:p>0.77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0297" calcext:value-type="float">
            <text:p>0.0002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300lines.json</text:p>
          </table:table-cell>
          <table:table-cell office:value-type="float" office:value="75.6" calcext:value-type="float">
            <text:p>75.6</text:p>
          </table:table-cell>
          <table:table-cell office:value-type="float" office:value="4.827" calcext:value-type="float">
            <text:p>4.827</text:p>
          </table:table-cell>
          <table:table-cell office:value-type="float" office:value="4.84875" calcext:value-type="float">
            <text:p>4.84875</text:p>
          </table:table-cell>
          <table:table-cell office:value-type="float" office:value="0.014135" calcext:value-type="float">
            <text:p>0.01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AmericanRevolution.json</text:p>
          </table:table-cell>
          <table:table-cell office:value-type="float" office:value="1700" calcext:value-type="float">
            <text:p>1700</text:p>
          </table:table-cell>
          <table:table-cell office:value-type="float" office:value="3092.211" calcext:value-type="float">
            <text:p>3092.211</text:p>
          </table:table-cell>
          <table:table-cell office:value-type="float" office:value="3132.02" calcext:value-type="float">
            <text:p>3132.02</text:p>
          </table:table-cell>
          <table:table-cell office:value-type="float" office:value="5.2385" calcext:value-type="float">
            <text:p>5.2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Pokemon.json</text:p>
          </table:table-cell>
          <table:table-cell office:value-type="float" office:value="987.9" calcext:value-type="float">
            <text:p>987.9</text:p>
          </table:table-cell>
          <table:table-cell office:value-type="float" office:value="1152.234" calcext:value-type="float">
            <text:p>1152.234</text:p>
          </table:table-cell>
          <table:table-cell office:value-type="float" office:value="1151.42" calcext:value-type="float">
            <text:p>1151.42</text:p>
          </table:table-cell>
          <table:table-cell office:value-type="float" office:value="9.70787" calcext:value-type="float">
            <text:p>9.70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PythagorousTheorem.json</text:p>
          </table:table-cell>
          <table:table-cell office:value-type="float" office:value="1100" calcext:value-type="float">
            <text:p>1100</text:p>
          </table:table-cell>
          <table:table-cell office:value-type="float" office:value="1677.748" calcext:value-type="float">
            <text:p>1677.748</text:p>
          </table:table-cell>
          <table:table-cell office:value-type="float" office:value="1680.39" calcext:value-type="float">
            <text:p>1680.39</text:p>
          </table:table-cell>
          <table:table-cell office:value-type="float" office:value="0.270918" calcext:value-type="float">
            <text:p>0.270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kipediaVPG.json</text:p>
          </table:table-cell>
          <table:table-cell office:value-type="float" office:value="468.3" calcext:value-type="float">
            <text:p>468.3</text:p>
          </table:table-cell>
          <table:table-cell office:value-type="float" office:value="318.073" calcext:value-type="float">
            <text:p>318.073</text:p>
          </table:table-cell>
          <table:table-cell office:value-type="float" office:value="317.591" calcext:value-type="float">
            <text:p>317.591</text:p>
          </table:table-cell>
          <table:table-cell office:value-type="float" office:value="0.090331" calcext:value-type="float">
            <text:p>0.09033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1.4" calcext:value-type="float">
            <text:p>1.4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0.000381" calcext:value-type="float">
            <text:p>0.000381</text:p>
          </table:table-cell>
        </table:table-row>
        <table:table-row table:style-name="ro1">
          <table:table-cell table:number-columns-repeated="7"/>
          <table:table-cell office:value-type="float" office:value="0.773" calcext:value-type="float">
            <text:p>0.773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table:number-columns-repeated="7"/>
          <table:table-cell office:value-type="float" office:value="75.6" calcext:value-type="float">
            <text:p>75.6</text:p>
          </table:table-cell>
          <table:table-cell office:value-type="float" office:value="4.84875" calcext:value-type="float">
            <text:p>4.84875</text:p>
          </table:table-cell>
          <table:table-cell office:value-type="float" office:value="0.014135" calcext:value-type="float">
            <text:p>0.014135</text:p>
          </table:table-cell>
        </table:table-row>
        <table:table-row table:style-name="ro1">
          <table:table-cell table:number-columns-repeated="7"/>
          <table:table-cell office:value-type="float" office:value="1700" calcext:value-type="float">
            <text:p>1700</text:p>
          </table:table-cell>
          <table:table-cell office:value-type="float" office:value="3132.02" calcext:value-type="float">
            <text:p>3132.02</text:p>
          </table:table-cell>
          <table:table-cell office:value-type="float" office:value="5.2385" calcext:value-type="float">
            <text:p>5.2385</text:p>
          </table:table-cell>
        </table:table-row>
        <table:table-row table:style-name="ro1">
          <table:table-cell table:number-columns-repeated="7"/>
          <table:table-cell office:value-type="float" office:value="987.9" calcext:value-type="float">
            <text:p>987.9</text:p>
          </table:table-cell>
          <table:table-cell office:value-type="float" office:value="1151.42" calcext:value-type="float">
            <text:p>1151.42</text:p>
          </table:table-cell>
          <table:table-cell office:value-type="float" office:value="9.70787" calcext:value-type="float">
            <text:p>9.70787</text:p>
          </table:table-cell>
        </table:table-row>
        <table:table-row table:style-name="ro1">
          <table:table-cell table:number-columns-repeated="7"/>
          <table:table-cell office:value-type="float" office:value="1100" calcext:value-type="float">
            <text:p>1100</text:p>
          </table:table-cell>
          <table:table-cell office:value-type="float" office:value="1680.39" calcext:value-type="float">
            <text:p>1680.39</text:p>
          </table:table-cell>
          <table:table-cell office:value-type="float" office:value="0.270918" calcext:value-type="float">
            <text:p>0.270918</text:p>
          </table:table-cell>
        </table:table-row>
        <table:table-row table:style-name="ro1">
          <table:table-cell table:number-columns-repeated="7"/>
          <table:table-cell office:value-type="float" office:value="468.3" calcext:value-type="float">
            <text:p>468.3</text:p>
          </table:table-cell>
          <table:table-cell office:value-type="float" office:value="317.591" calcext:value-type="float">
            <text:p>317.591</text:p>
          </table:table-cell>
          <table:table-cell office:value-type="float" office:value="0.090331" calcext:value-type="float">
            <text:p>0.090331</text:p>
          </table:table-cell>
        </table:table-row>
        <table:table-row table:style-name="ro1" table:number-rows-repeated="23">
          <table:table-cell table:number-columns-repeated="1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oatingimage.json: 0.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sting.json: 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pedia300lines.json: 4.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pediaAmericanRevolution.json: 3137.3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pediaPokemon.json: 1161.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pediaPythagorousTheorem.json: 1680.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kipediaVPG.json: 317.71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00/00/0000</text:date>, <text:time style:data-style-name="N2" text:time-value="15:21:52.506174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01:05:28.705849729</meta:creation-date>
    <dc:date>2021-06-10T15:37:15.361011010</dc:date>
    <meta:editing-duration>PT17M41S</meta:editing-duration>
    <meta:editing-cycles>8</meta:editing-cycles>
    <meta:generator>LibreOffice/5.1.6.2$Linux_X86_64 LibreOffice_project/10m0$Build-2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908cm" svg:y="0.316cm" chart:style-name="ch2">
          <text:p>HTMLSpecTDandTR Spec Performance </text:p>
        </chart:title>
        <chart:plot-area chart:style-name="ch3" table:cell-range-address="Sheet1.B1:Sheet1.C7" svg:x="1.331cm" svg:y="1.275cm" svg:width="14.35cm" svg:height="6.569cm">
          <chartooo:coordinate-region svg:x="2.323cm" svg:y="1.474cm" svg:width="12.986cm" svg:height="5.723cm"/>
          <chart:axis chart:dimension="x" chart:name="primary-x" chart:style-name="ch4">
            <chart:title svg:x="7.205cm" svg:y="8.024cm" chart:style-name="ch5">
              <text:p>Size of file (in kB)</text:p>
            </chart:title>
          </chart:axis>
          <chart:axis chart:dimension="y" chart:name="primary-y" chart:style-name="ch4">
            <chart:title svg:x="0.451cm" svg:y="5.794cm" chart:style-name="ch6">
              <text:p>Time taken (in s)</text:p>
            </chart:title>
            <chart:grid chart:style-name="ch7" chart:class="major"/>
          </chart:axis>
          <chart:series chart:style-name="ch8" chart:values-cell-range-address="Sheet1.C1:Sheet1.C7" chart:class="chart:scatter">
            <chart:domain table:cell-range-address="Sheet1.B1:Sheet1.B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B1:Sheet1.B7</svg:desc>
                </draw:g>
              </table:table-cell>
              <table:table-cell office:value-type="float" office:value="0.009">
                <text:p>0.009</text:p>
                <draw:g>
                  <svg:desc>Sheet1.C1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4.827">
                <text:p>4.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092.211">
                <text:p>3092.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152.234">
                <text:p>1152.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677.748">
                <text:p>1677.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18.073">
                <text:p>318.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scatter" chart:style-name="ch1">
        <chart:title svg:x="3.949cm" svg:y="0.316cm" chart:style-name="ch2">
          <text:p>Execution Time of Different Components</text:p>
        </chart:title>
        <chart:legend chart:legend-position="end" svg:x="11.986cm" svg:y="3.955cm" style:legend-expansion="high" chart:style-name="ch3"/>
        <chart:plot-area chart:style-name="ch4" table:cell-range-address="Sheet1.H9:Sheet1.J15" chart:data-source-has-labels="row" svg:x="1.331cm" svg:y="1.275cm" svg:width="10.335cm" svg:height="6.57cm">
          <chartooo:coordinate-region svg:x="2.323cm" svg:y="1.474cm" svg:width="8.971cm" svg:height="5.724cm"/>
          <chart:axis chart:dimension="x" chart:name="primary-x" chart:style-name="ch5">
            <chart:title svg:x="5.316cm" svg:y="8.025cm" chart:style-name="ch6">
              <text:p>File Size (in kB)</text:p>
            </chart:title>
          </chart:axis>
          <chart:axis chart:dimension="y" chart:name="primary-y" chart:style-name="ch5">
            <chart:title svg:x="0.451cm" svg:y="5.358cm" chart:style-name="ch7">
              <text:p>Time (in s)</text:p>
            </chart:title>
            <chart:grid chart:style-name="ch8" chart:class="major"/>
          </chart:axis>
          <chart:series chart:style-name="ch9" chart:values-cell-range-address="Sheet1.I9:Sheet1.I15" loext:label-string="getgraphstructure" chart:class="chart:scatter">
            <chart:domain table:cell-range-address="Sheet1.H9:Sheet1.H15"/>
            <chart:data-point chart:repeated="7"/>
          </chart:series>
          <chart:series chart:style-name="ch10" chart:values-cell-range-address="Sheet1.J9:Sheet1.J15" loext:label-string="verifyproperty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getgraphstructure</text:p>
              </table:table-cell>
              <table:table-cell office:value-type="string">
                <text:p>verifypropert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">
                <text:p>1.4</text:p>
                <draw:g>
                  <svg:desc>Sheet1.H9:Sheet1.H15</svg:desc>
                </draw:g>
              </table:table-cell>
              <table:table-cell office:value-type="float" office:value="0.006095">
                <text:p>0.006095</text:p>
                <draw:g>
                  <svg:desc>Sheet1.I9:Sheet1.I15</svg:desc>
                </draw:g>
              </table:table-cell>
              <table:table-cell office:value-type="float" office:value="0.000381">
                <text:p>0.000381</text:p>
                <draw:g>
                  <svg:desc>Sheet1.J9:Sheet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3">
                <text:p>0.773</text:p>
              </table:table-cell>
              <table:table-cell office:value-type="float" office:value="0.002132">
                <text:p>0.002132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6">
                <text:p>75.6</text:p>
              </table:table-cell>
              <table:table-cell office:value-type="float" office:value="4.84875">
                <text:p>4.84875</text:p>
              </table:table-cell>
              <table:table-cell office:value-type="float" office:value="0.014135">
                <text:p>0.014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00">
                <text:p>1700</text:p>
              </table:table-cell>
              <table:table-cell office:value-type="float" office:value="3132.02">
                <text:p>3132.02</text:p>
              </table:table-cell>
              <table:table-cell office:value-type="float" office:value="5.2385">
                <text:p>5.2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7.9">
                <text:p>987.9</text:p>
              </table:table-cell>
              <table:table-cell office:value-type="float" office:value="1151.42">
                <text:p>1151.42</text:p>
              </table:table-cell>
              <table:table-cell office:value-type="float" office:value="9.70787">
                <text:p>9.70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0">
                <text:p>1100</text:p>
              </table:table-cell>
              <table:table-cell office:value-type="float" office:value="1680.39">
                <text:p>1680.39</text:p>
              </table:table-cell>
              <table:table-cell office:value-type="float" office:value="0.270918">
                <text:p>0.270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8.3">
                <text:p>468.3</text:p>
              </table:table-cell>
              <table:table-cell office:value-type="float" office:value="317.591">
                <text:p>317.591</text:p>
              </table:table-cell>
              <table:table-cell office:value-type="float" office:value="0.090331">
                <text:p>0.090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